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c47a" officeooo:paragraph-rsid="0006c47a"/>
    </style:style>
    <style:style style:name="P2" style:family="paragraph" style:parent-style-name="Standard">
      <style:text-properties fo:font-weight="bold" officeooo:rsid="0006c47a" officeooo:paragraph-rsid="0006c47a" style:font-weight-asian="bold" style:font-weight-complex="bold"/>
    </style:style>
    <style:style style:name="P3" style:family="paragraph" style:parent-style-name="Standard" style:list-style-name="L1">
      <style:text-properties fo:font-weight="normal" officeooo:rsid="0006c47a" officeooo:paragraph-rsid="0006c47a" style:font-weight-asian="normal" style:font-weight-complex="normal"/>
    </style:style>
    <style:style style:name="P4" style:family="paragraph" style:parent-style-name="Standard" style:list-style-name="L2">
      <style:text-properties fo:font-weight="normal" officeooo:rsid="0006c47a" officeooo:paragraph-rsid="0006c47a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8/02/2019 – Retrospective End of Sprint #1</text:p>
      <text:p text:style-name="P1"/>
      <text:p text:style-name="P2">What we did good?</text:p>
      <text:list xml:id="list2805756237" text:style-name="L1">
        <text:list-item>
          <text:p text:style-name="P3">Lots of good back-and-forth and iteration between us – agile, although a little off-structure at first, is working rather well</text:p>
        </text:list-item>
      </text:list>
      <text:p text:style-name="P2"/>
      <text:p text:style-name="P2">What we did bad and how we can improve in the next sprint?</text:p>
      <text:list xml:id="list3543794734" text:style-name="L2">
        <text:list-item>
          <text:p text:style-name="P4">Allocation of tasks could’ve been better</text:p>
        </text:list-item>
        <text:list-item>
          <text:p text:style-name="P4">Setting a time before demonstration / end of sprint if we’re expecting to demonstrate to ensure that we have a build put together, ideally a JAR or something that we can just run. So we can avoid a repeat of what happened today!</text:p>
          <text:list>
            <text:list-item>
              <text:p text:style-name="P4">Ideally, when we’re demonstrating, we don’t need an IDE!</text:p>
            </text:list-item>
          </text:list>
        </text:list-item>
        <text:list-item>
          <text:p text:style-name="P4">More disciplined with the allocation of tasks – don’t want any more people working on the same task concurrently!</text:p>
        </text:list-item>
        <text:list-item>
          <text:p text:style-name="P4">We should be using Slack a lot more!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8T15:44:35.693603896</meta:creation-date>
    <dc:date>2019-02-18T15:52:29.024857743</dc:date>
    <meta:editing-duration>PT7M53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9" meta:word-count="132" meta:character-count="723" meta:non-whitespace-character-count="603"/>
  </office:meta>
</office:document-meta>
</file>